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officeooo:rsid="0012ad84" officeooo:paragraph-rsid="0013bad4"/>
    </style:style>
    <style:style style:name="P2" style:family="paragraph" style:parent-style-name="Standard">
      <style:paragraph-properties fo:text-align="justify" style:justify-single-word="false"/>
      <style:text-properties officeooo:rsid="0012ad84" officeooo:paragraph-rsid="0012ad84"/>
    </style:style>
    <style:style style:name="P3" style:family="paragraph" style:parent-style-name="Standard">
      <style:paragraph-properties fo:text-align="justify" style:justify-single-word="false"/>
      <style:text-properties officeooo:rsid="000af359" officeooo:paragraph-rsid="000af359"/>
    </style:style>
    <style:style style:name="P4" style:family="paragraph" style:parent-style-name="Standard">
      <style:paragraph-properties fo:text-align="justify" style:justify-single-word="false"/>
      <style:text-properties officeooo:rsid="000af359" officeooo:paragraph-rsid="00159af8"/>
    </style:style>
    <style:style style:name="P5" style:family="paragraph" style:parent-style-name="Standard">
      <style:paragraph-properties fo:text-align="justify" style:justify-single-word="false"/>
      <style:text-properties officeooo:rsid="000af359" officeooo:paragraph-rsid="0013bad4"/>
    </style:style>
    <style:style style:name="P6" style:family="paragraph" style:parent-style-name="Standard">
      <style:paragraph-properties fo:text-align="justify" style:justify-single-word="false"/>
      <style:text-properties officeooo:rsid="00159af8" officeooo:paragraph-rsid="00159af8"/>
    </style:style>
    <style:style style:name="P7" style:family="paragraph" style:parent-style-name="Standard">
      <style:paragraph-properties fo:text-align="justify" style:justify-single-word="false"/>
      <style:text-properties officeooo:rsid="0016821b" officeooo:paragraph-rsid="0016821b"/>
    </style:style>
    <style:style style:name="P8" style:family="paragraph" style:parent-style-name="Standard">
      <style:paragraph-properties fo:text-align="justify" style:justify-single-word="false"/>
      <style:text-properties officeooo:rsid="000cd11a" officeooo:paragraph-rsid="000cd11a"/>
    </style:style>
    <style:style style:name="P9" style:family="paragraph" style:parent-style-name="Standard">
      <style:paragraph-properties fo:text-align="justify" style:justify-single-word="false"/>
      <style:text-properties officeooo:rsid="0013f796" officeooo:paragraph-rsid="0013f796"/>
    </style:style>
    <style:style style:name="P10" style:family="paragraph" style:parent-style-name="Standard">
      <style:paragraph-properties fo:text-align="justify" style:justify-single-word="false"/>
      <style:text-properties officeooo:rsid="000e6542" officeooo:paragraph-rsid="000e6542"/>
    </style:style>
    <style:style style:name="P11" style:family="paragraph" style:parent-style-name="Standard">
      <style:paragraph-properties fo:text-align="justify" style:justify-single-word="false"/>
      <style:text-properties officeooo:rsid="000fda18" officeooo:paragraph-rsid="000fda18"/>
    </style:style>
    <style:style style:name="P12" style:family="paragraph" style:parent-style-name="Standard">
      <style:paragraph-properties fo:text-align="justify" style:justify-single-word="false"/>
      <style:text-properties officeooo:rsid="0010db84" officeooo:paragraph-rsid="0010db84"/>
    </style:style>
    <style:style style:name="T1" style:family="text">
      <style:text-properties officeooo:rsid="000b1878"/>
    </style:style>
    <style:style style:name="T2" style:family="text">
      <style:text-properties officeooo:rsid="000e6542"/>
    </style:style>
    <style:style style:name="T3" style:family="text">
      <style:text-properties officeooo:rsid="0010db84"/>
    </style:style>
    <style:style style:name="T4" style:family="text">
      <style:text-properties officeooo:rsid="0013bad4"/>
    </style:style>
    <style:style style:name="T5" style:family="text">
      <style:text-properties officeooo:rsid="0013f796"/>
    </style:style>
    <style:style style:name="T6" style:family="text">
      <style:text-properties officeooo:rsid="0014076b"/>
    </style:style>
    <style:style style:name="T7" style:family="text">
      <style:text-properties officeooo:rsid="00159af8"/>
    </style:style>
    <style:style style:name="T8" style:family="text">
      <style:text-properties officeooo:rsid="001682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ttps://docs.google.com/document/d/17v7RHoFur1whxwFb3SBF9cv90YMctxExg59uoWhaypk/edit?usp=sharing</text:p>
      <text:p text:style-name="P3"/>
      <text:p text:style-name="P3">Descubrí los barrotes!!, Hace tiempo que vienen forjando la realidad,</text:p>
      <text:p text:style-name="P3">las paredes de la celda están decoradas con hermosas canciones, hipnóticas, pegadizas, sensuales, hedonistas ritmos, <text:span text:style-name="T7">hermosos y horribles cuadros….</text:span></text:p>
      <text:p text:style-name="P6">Y acá mueren las definiciones de arte de los intelectualistas, arte que nos muestra la salida, arte que nos invita a quedarnos.</text:p>
      <text:p text:style-name="P4">Filosofía<text:span text:style-name="T7">s</text:span> de las azúcar moreno, fantasías, la vida es una sola <text:span text:style-name="T7">y hay que aprovecharla</text:span>, <text:span text:style-name="T7">y que el hombre viene del mono, </text:span>la conciencia viene de la nada, y desaparece, ¡como si algo <text:span text:style-name="T7">alguna vez </text:span>dejara de existir! </text:p>
      <text:p text:style-name="P3">Bajo estos modelos hay orden, hay estabilidad, hay seguridad, y cuando un rayito de luz se vislumbra en la caverna, las mismas placas bacterianas <text:span text:style-name="T7">de la sociedad </text:span>combaten pidiendo a gritos la libertad de Barrabas. Los etiquetadores diagnostican: Brote psicótico! Ansiedad! Esquizofrenia! <text:span text:style-name="T1">Delirio mesiánico! Pánico! Mitomania! Blasfemia! Herejía! Y los recetados no se hacen esperar… una buena dosis de materialismo…. En definitiva, una buena dosis de ilusión….</text:span></text:p>
      <text:p text:style-name="P6">Y matamos a Sócrates, Jesus, Mahatma Ghandi, Hiram Abif, Osiris, Judas y los que falten matar.</text:p>
      <text:p text:style-name="P3"/>
      <text:p text:style-name="P8">En la profunda dicotomía del actuar, entre el hago o no hago, entre el voy o me quedo, <text:span text:style-name="T7">el ser o no ser, </text:span>moran silenciosos los barrotes. Sombríos, tan veloces ante nuestra atención que muchos juraríamos que no existen. <text:span text:style-name="T7">L</text:span>ógicamente, son duros, casi irrompibles, y su mayor fortaleza: el misterio que habrá detrás de ellos.</text:p>
      <text:p text:style-name="P8">A veces hablan, a veces "telepat<text:span text:style-name="T7">í</text:span>an" , a veces son <text:span text:style-name="T7">abito</text:span> o rutina.</text:p>
      <text:p text:style-name="P8">Y entre estas sutilezas, esgrimen nuestra vida.</text:p>
      <text:p text:style-name="P8">La cual, por cierto, dicen las religiones y no hay razón por la cual no creerles, se va a repetir una y otra vez entre los mismos barrotes, hasta que encontremos la salida.</text:p>
      <text:p text:style-name="P8">A algunos les es tentador el suicidio, pero todos sabemos muy bien que quien se escapa de la cárcel, no queda en libertad, sino que <text:span text:style-name="T8">extiende</text:span> su condena, y es trasladado a una cárcel con mas seguridad, con mas barrotes.</text:p>
      <text:p text:style-name="P9">Por cierto, que actitud extraña, maquiav<text:span text:style-name="T7">é</text:span>lica, siempre lo entendí como un acto de extorsión, como una jugada de ajedrez, pero dicen que estos no son los que se quitan la vida, por que lo harán? Que los llevará a semejante actuar? </text:p>
      <text:p text:style-name="P9"/>
      <text:p text:style-name="P8">Cierto <text:span text:style-name="T2">día</text:span>, cualquiera, de cualquier mes, de cualquier vida, decidí profundizar en la constitución de este <text:span text:style-name="T2">vallado imperceptible, fue ante un evento sencillo, la puerta de mi pieza daba a la noche profunda, y la entropía y la inercia me querían llevar otra vez a lo de siempre, no importa </text:span><text:span text:style-name="T8">a </text:span><text:span text:style-name="T2">que, a leer algo, a tocar la guitarra, </text:span><text:span text:style-name="T5">a limpiar la cocina, </text:span><text:span text:style-name="T2"><text:s/>no importa porque cualquiera de estas opciones se iba a apoderar de mi, como siempre, como le pasa a cualquiera, y esto no tiene nada de raro. Lo llamativo, lo realmente significativo, era lo que </text:span><text:span text:style-name="T6">Nó</text:span><text:span text:style-name="T2"> </text:span><text:span text:style-name="T6">había:</text:span><text:span text:style-name="T2"> la posibilidad de salir por esa puerta. Cual era el no? Cual era realmente el por que </text:span><text:span text:style-name="T6">no</text:span><text:span text:style-name="T2">?</text:span></text:p>
      <text:p text:style-name="P10">Un miedo infantil empañaba el umbral de esa puerta. Digo infantil, porque es claro que una persona <text:s text:c="2"/>aparentemente adulta no le tiene miedo a salir de la pieza, por mas que esto signifique penetrar en una hermosa noche estrellada. <text:span text:style-name="T8">Y</text:span> la respuesta era clara, esa noche no era solo esa noche, era la noche eterna que uno refleja en cualquier <text:span text:style-name="T6">firmamento</text:span>, era el símbolo, cargado de todos los significados, vivencias, conocimiento y desconocimiento que tenia de la noche infinita. El arquetipo. Y en relación a ella: cosas resueltas, y cosas sin resolver.</text:p>
      <text:p text:style-name="P10">Que cómodo se revuelca uno en la seguridad de lo conocido, entonces, si quería vencer ese miedo, o ese barrote, no había mas que una cosa: Conocer. <text:span text:style-name="T8">Saber que pasaría tras de esa puerta.</text:span></text:p>
      <text:p text:style-name="P11">Evidentemente ahí están los cucos, los ladrones, violentos, animales feroces, insectos venenosos, algunos pusieron ahí también extraterrestres, pobres los que le agregaron también a esa lista las personas queridas y otras cosas.</text:p>
      <text:p text:style-name="P11"><text:soft-page-break/>Salí, di ese paso, porque la propuesta era hacer justamente lo que no podía hacer, no se si puedo decir que fui en contra del destino, si que rompí un barrote.</text:p>
      <text:p text:style-name="P11">Realmente era una noche hermosa, la luna no estaba llena del todo, y eso le daba un romanticismo, esa es la mejor palabra, un romanticismo espectacular.</text:p>
      <text:p text:style-name="P11">A los 50 metros, surgieron, como por encanto, otras limitaciones <text:span text:style-name="T6">q</text:span>ue por momentos uno subestima, es que no estaba “decentemente” vestido, y esto sumaba excusa para volver, que dirán si me ven? O si me preguntan que estoy haciendo? Les voy a confesar “es que me daba miedo salir”? Y ahí si quedar desnudo, y mostrarme como un cobarde? O “ es que me daba miedo salir y por eso sal<text:span text:style-name="T6">í</text:span>?” y que me pregunten “estas bien” y tener que mentir y decir “si” o decir que no y tener que explicar semejante situación!!!.</text:p>
      <text:p text:style-name="P11">Me decisión había sido radical! No quería ser esclavo de los mismos impulsos de siempre y mi norte seria hacer justamente lo que me era “auto-prohibido”.</text:p>
      <text:p text:style-name="P11">Perfecto, el monte, dios mio, ya me estaba pasando <text:span text:style-name="T6">de la raya</text:span>, una cosa era salir de casa, a mi patio, mi jardín, otra la calle de campo, donde dentro de todo reinaba la “civilización” pero ya <text:span text:style-name="T8">¿</text:span>el monte?, era un completa locura, mas aun, cuando me di cuanta de lo infantil que era todo, y me lo dije a mi mismo!, y me conteste con una carcajada! Que corté en el tercer ja con un “uy, que en este silencio me <text:span text:style-name="T8">van a </text:span>escuchar!, y si me ven así vestido? Y si me preguntan que hago? Y si me ven hablando solo?</text:p>
      <text:p text:style-name="P11">-Vamos, por <text:span text:style-name="T3">infantil que sea, ya est</text:span><text:span text:style-name="T8">á</text:span><text:span text:style-name="T3">, ya lo estoy haciendo, mas bien, lo termino, heroico, atravieso el monte, y ya!. </text:span></text:p>
      <text:p text:style-name="P12">Ésta ultima reflexión, ya fue desafiante y hasta casi un abuso para con migo mismo.</text:p>
      <text:p text:style-name="P12">Poco a poco, por dejar de ser esclavo de lo de siempre, me iba convirtiendo esclavo de lo de nunca.</text:p>
      <text:p text:style-name="P12">Y tengo que decirlo, estar ahí, era una delicia <text:span text:style-name="T8">y una idiotez </text:span>, y me daban ganas de quedarme a reflexionar o simplemente a disfrutar, pero esto ya se correspondía con lo habitual, asique de ninguna manera iba a ceder a eso, no significaba ningún avance, ninguna conquista.</text:p>
      <text:p text:style-name="P12">Pero mas bello fue, cuando advertí que estaba esquivando inconscientemente cierto camino, ya conocido por cierto, y para ser fiel a mi experimento de explorar el libre albedrío tuve que encaminarme hacia allí, <text:span text:style-name="T6">¿</text:span>por que me estaría ocultando este rumbo?</text:p>
      <text:p text:style-name="P2">Bastaron unos 100 metros de tormentas intelectuales y emocionales para que se me develara la gran incógnita: apuntaba a una cueva, que así como la noche no era solo <text:span text:style-name="T8">la</text:span> noche, esta cueva no era solo esta cueva, sino que para mi era todas, era un poquito la cueva de <text:span text:style-name="T8">P</text:span>latón, en la cual <text:s/>estamos todos encerrados, pero era también la de los actos mas atroces que vi en infinitud de películas, <text:span text:style-name="T8">era en </text:span>la que varios asesinos <text:span text:style-name="T8">y depravados </text:span>dejaron ocultas a sus victimas, pero sobre todo era la cueva lúgubre, ácida-metafísica, que un suicida elegiría para plasmar lo suyo. </text:p>
      <text:p text:style-name="P2">-Ay mamita, ya llegue bastante lejos, las cosas no van a cambiar por que entr<text:span text:style-name="T8">e</text:span> o no entre ahí, listo, sigo camino volviendo a casa.</text:p>
      <text:p text:style-name="P2">Que paradoja, hacer semejante despliegue de tonterías para enfrentar el miedo y no entrar en una cueva porque me da miedo!!</text:p>
      <text:p text:style-name="P2">-entro, <text:span text:style-name="T8">esto es una absoluta estupidez</text:span>!,</text:p>
      <text:p text:style-name="P2">Una soga en el piso!</text:p>
      <text:p text:style-name="P2">Ya la apuesta es mas grande!</text:p>
      <text:p text:style-name="P2">-a que no te animas a agarrarla!</text:p>
      <text:p text:style-name="P2">-Claro!.</text:p>
      <text:p text:style-name="P2">Agarre la soga, hice el nudo, un pedazo de tronco oficiaba del típico banquito a patear presente en <text:s/>estos cuadros!</text:p>
      <text:p text:style-name="P1">-si, - concluí.-soy capas.</text:p>
      <text:p text:style-name="P7">Jaque o Jaque mate pero e<text:span text:style-name="T4">so escondía </text:span>la<text:span text:style-name="T4"> noche, De esto me privaba ese barrote, de lo peligroso que soy, de lo que soy capas y de que mi libre albedrío me llev</text:span><text:span text:style-name="T6">a</text:span><text:span text:style-name="T4"> a cumplir estrictamente mi condena.</text:span></text:p>
      <text:p text:style-name="P1"/>
      <text:p text:style-name="P1"/>
      <text:p text:style-name="P1"/>
      <text:p text:style-name="P2"/>
      <text:p text:style-name="P2"><text:soft-page-break/></text:p>
      <text:p text:style-name="P2"/>
      <text:p text:style-name="P11"><text:s/></text:p>
      <text:p text:style-name="P11"/>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0T14:29:57.604111975</meta:creation-date>
    <dc:date>2024-01-24T13:03:41.458407831</dc:date>
    <meta:editing-duration>PT44M18S</meta:editing-duration>
    <meta:editing-cycles>6</meta:editing-cycles>
    <meta:generator>LibreOffice/7.0.4.2$Linux_X86_64 LibreOffice_project/00$Build-2</meta:generator>
    <meta:document-statistic meta:table-count="0" meta:image-count="0" meta:object-count="0" meta:page-count="3" meta:paragraph-count="39" meta:word-count="1296" meta:character-count="7448" meta:non-whitespace-character-count="6180"/>
  </office:meta>
</office:document-meta>
</file>